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5096781189951" calcext:value-type="float">
            <text:p>-0.1250967812</text:p>
          </table:table-cell>
          <table:table-cell office:value-type="float" office:value="-0.343580891905087" calcext:value-type="float">
            <text:p>-0.3435808919</text:p>
          </table:table-cell>
          <table:table-cell/>
          <table:table-cell table:formula="of:=[.A4]*1000" office:value-type="float" office:value="-125.096781189951" calcext:value-type="float">
            <text:p>-125.09678119</text:p>
          </table:table-cell>
          <table:table-cell table:formula="of:=[.B4]*1000" office:value-type="float" office:value="-343.580891905087" calcext:value-type="float">
            <text:p>-343.5808919051</text:p>
          </table:table-cell>
          <table:table-cell/>
          <table:table-cell table:formula="of:=[.D4]-[.$D$46]" office:value-type="float" office:value="-0.414322843838406" calcext:value-type="float">
            <text:p>-0.4143228438</text:p>
          </table:table-cell>
          <table:table-cell table:formula="of:=[.E4]-[.$E$46]" office:value-type="float" office:value="-1.6757067058744" calcext:value-type="float">
            <text:p>-1.6757067059</text:p>
          </table:table-cell>
        </table:table-row>
        <table:table-row table:style-name="ro1">
          <table:table-cell office:value-type="float" office:value="-0.124897608063438" calcext:value-type="float">
            <text:p>-0.1248976081</text:p>
          </table:table-cell>
          <table:table-cell office:value-type="float" office:value="-0.343108567950812" calcext:value-type="float">
            <text:p>-0.343108568</text:p>
          </table:table-cell>
          <table:table-cell/>
          <table:table-cell table:formula="of:=[.A5]*1000" office:value-type="float" office:value="-124.897608063438" calcext:value-type="float">
            <text:p>-124.8976080634</text:p>
          </table:table-cell>
          <table:table-cell table:formula="of:=[.B5]*1000" office:value-type="float" office:value="-343.108567950812" calcext:value-type="float">
            <text:p>-343.1085679508</text:p>
          </table:table-cell>
          <table:table-cell/>
          <table:table-cell table:formula="of:=[.D5]-[.$D$46]" office:value-type="float" office:value="-0.215149717325474" calcext:value-type="float">
            <text:p>-0.2151497173</text:p>
          </table:table-cell>
          <table:table-cell table:formula="of:=[.E5]-[.$E$46]" office:value-type="float" office:value="-1.20338275159929" calcext:value-type="float">
            <text:p>-1.2033827516</text:p>
          </table:table-cell>
        </table:table-row>
        <table:table-row table:style-name="ro1">
          <table:table-cell office:value-type="float" office:value="-0.125004997379849" calcext:value-type="float">
            <text:p>-0.1250049974</text:p>
          </table:table-cell>
          <table:table-cell office:value-type="float" office:value="-0.342709278346355" calcext:value-type="float">
            <text:p>-0.3427092783</text:p>
          </table:table-cell>
          <table:table-cell/>
          <table:table-cell table:formula="of:=[.A6]*1000" office:value-type="float" office:value="-125.004997379849" calcext:value-type="float">
            <text:p>-125.0049973798</text:p>
          </table:table-cell>
          <table:table-cell table:formula="of:=[.B6]*1000" office:value-type="float" office:value="-342.709278346355" calcext:value-type="float">
            <text:p>-342.7092783464</text:p>
          </table:table-cell>
          <table:table-cell/>
          <table:table-cell table:formula="of:=[.D6]-[.$D$46]" office:value-type="float" office:value="-0.322539033736106" calcext:value-type="float">
            <text:p>-0.3225390337</text:p>
          </table:table-cell>
          <table:table-cell table:formula="of:=[.E6]-[.$E$46]" office:value-type="float" office:value="-0.804093147142737" calcext:value-type="float">
            <text:p>-0.8040931471</text:p>
          </table:table-cell>
        </table:table-row>
        <table:table-row table:style-name="ro1">
          <table:table-cell office:value-type="float" office:value="-0.124707333047296" calcext:value-type="float">
            <text:p>-0.124707333</text:p>
          </table:table-cell>
          <table:table-cell office:value-type="float" office:value="-0.342128428389554" calcext:value-type="float">
            <text:p>-0.3421284284</text:p>
          </table:table-cell>
          <table:table-cell/>
          <table:table-cell table:formula="of:=[.A7]*1000" office:value-type="float" office:value="-124.707333047296" calcext:value-type="float">
            <text:p>-124.7073330473</text:p>
          </table:table-cell>
          <table:table-cell table:formula="of:=[.B7]*1000" office:value-type="float" office:value="-342.128428389554" calcext:value-type="float">
            <text:p>-342.1284283896</text:p>
          </table:table-cell>
          <table:table-cell/>
          <table:table-cell table:formula="of:=[.D7]-[.$D$46]" office:value-type="float" office:value="-0.0248747011831085" calcext:value-type="float">
            <text:p>-0.0248747012</text:p>
          </table:table-cell>
          <table:table-cell table:formula="of:=[.E7]-[.$E$46]" office:value-type="float" office:value="-0.223243190341236" calcext:value-type="float">
            <text:p>-0.2232431903</text:p>
          </table:table-cell>
        </table:table-row>
        <table:table-row table:style-name="ro1">
          <table:table-cell office:value-type="float" office:value="-0.124877004331037" calcext:value-type="float">
            <text:p>-0.1248770043</text:p>
          </table:table-cell>
          <table:table-cell office:value-type="float" office:value="-0.342315963493897" calcext:value-type="float">
            <text:p>-0.3423159635</text:p>
          </table:table-cell>
          <table:table-cell/>
          <table:table-cell table:formula="of:=[.A8]*1000" office:value-type="float" office:value="-124.877004331037" calcext:value-type="float">
            <text:p>-124.877004331</text:p>
          </table:table-cell>
          <table:table-cell table:formula="of:=[.B8]*1000" office:value-type="float" office:value="-342.315963493897" calcext:value-type="float">
            <text:p>-342.3159634939</text:p>
          </table:table-cell>
          <table:table-cell/>
          <table:table-cell table:formula="of:=[.D8]-[.$D$46]" office:value-type="float" office:value="-0.194545984924972" calcext:value-type="float">
            <text:p>-0.1945459849</text:p>
          </table:table-cell>
          <table:table-cell table:formula="of:=[.E8]-[.$E$46]" office:value-type="float" office:value="-0.410778294684121" calcext:value-type="float">
            <text:p>-0.4107782947</text:p>
          </table:table-cell>
        </table:table-row>
        <table:table-row table:style-name="ro1">
          <table:table-cell office:value-type="float" office:value="-0.124683077281132" calcext:value-type="float">
            <text:p>-0.1246830773</text:p>
          </table:table-cell>
          <table:table-cell office:value-type="float" office:value="-0.341855969717962" calcext:value-type="float">
            <text:p>-0.3418559697</text:p>
          </table:table-cell>
          <table:table-cell/>
          <table:table-cell table:formula="of:=[.A9]*1000" office:value-type="float" office:value="-124.683077281132" calcext:value-type="float">
            <text:p>-124.6830772811</text:p>
          </table:table-cell>
          <table:table-cell table:formula="of:=[.B9]*1000" office:value-type="float" office:value="-341.855969717962" calcext:value-type="float">
            <text:p>-341.855969718</text:p>
          </table:table-cell>
          <table:table-cell/>
          <table:table-cell table:formula="of:=[.D9]-[.$D$46]" office:value-type="float" office:value="-0.000618935019218725" calcext:value-type="float">
            <text:p>-0.000618935</text:p>
          </table:table-cell>
          <table:table-cell table:formula="of:=[.E9]-[.$E$46]" office:value-type="float" office:value="0.0492154812505419" calcext:value-type="float">
            <text:p>0.0492154813</text:p>
          </table:table-cell>
        </table:table-row>
        <table:table-row table:style-name="ro1">
          <table:table-cell office:value-type="float" office:value="-0.124447530257293" calcext:value-type="float">
            <text:p>-0.1244475303</text:p>
          </table:table-cell>
          <table:table-cell office:value-type="float" office:value="-0.341912941789625" calcext:value-type="float">
            <text:p>-0.3419129418</text:p>
          </table:table-cell>
          <table:table-cell/>
          <table:table-cell table:formula="of:=[.A10]*1000" office:value-type="float" office:value="-124.447530257293" calcext:value-type="float">
            <text:p>-124.4475302573</text:p>
          </table:table-cell>
          <table:table-cell table:formula="of:=[.B10]*1000" office:value-type="float" office:value="-341.912941789625" calcext:value-type="float">
            <text:p>-341.9129417896</text:p>
          </table:table-cell>
          <table:table-cell/>
          <table:table-cell table:formula="of:=[.D10]-[.$D$46]" office:value-type="float" office:value="0.234928088819672" calcext:value-type="float">
            <text:p>0.2349280888</text:p>
          </table:table-cell>
          <table:table-cell table:formula="of:=[.E10]-[.$E$46]" office:value-type="float" office:value="-0.00775659041215704" calcext:value-type="float">
            <text:p>-0.0077565904</text:p>
          </table:table-cell>
        </table:table-row>
        <table:table-row table:style-name="ro1">
          <table:table-cell office:value-type="float" office:value="-0.124355322286943" calcext:value-type="float">
            <text:p>-0.1243553223</text:p>
          </table:table-cell>
          <table:table-cell office:value-type="float" office:value="-0.34148000933173" calcext:value-type="float">
            <text:p>-0.3414800093</text:p>
          </table:table-cell>
          <table:table-cell/>
          <table:table-cell table:formula="of:=[.A11]*1000" office:value-type="float" office:value="-124.355322286943" calcext:value-type="float">
            <text:p>-124.3553222869</text:p>
          </table:table-cell>
          <table:table-cell table:formula="of:=[.B11]*1000" office:value-type="float" office:value="-341.48000933173" calcext:value-type="float">
            <text:p>-341.4800093317</text:p>
          </table:table-cell>
          <table:table-cell/>
          <table:table-cell table:formula="of:=[.D11]-[.$D$46]" office:value-type="float" office:value="0.327136059169433" calcext:value-type="float">
            <text:p>0.3271360592</text:p>
          </table:table-cell>
          <table:table-cell table:formula="of:=[.E11]-[.$E$46]" office:value-type="float" office:value="0.425175867483119" calcext:value-type="float">
            <text:p>0.4251758675</text:p>
          </table:table-cell>
        </table:table-row>
        <table:table-row table:style-name="ro1">
          <table:table-cell office:value-type="float" office:value="-0.124184389990012" calcext:value-type="float">
            <text:p>-0.12418439</text:p>
          </table:table-cell>
          <table:table-cell office:value-type="float" office:value="-0.340908782634326" calcext:value-type="float">
            <text:p>-0.3409087826</text:p>
          </table:table-cell>
          <table:table-cell/>
          <table:table-cell table:formula="of:=[.A12]*1000" office:value-type="float" office:value="-124.184389990012" calcext:value-type="float">
            <text:p>-124.18438999</text:p>
          </table:table-cell>
          <table:table-cell table:formula="of:=[.B12]*1000" office:value-type="float" office:value="-340.908782634326" calcext:value-type="float">
            <text:p>-340.9087826343</text:p>
          </table:table-cell>
          <table:table-cell/>
          <table:table-cell table:formula="of:=[.D12]-[.$D$46]" office:value-type="float" office:value="0.498068356100504" calcext:value-type="float">
            <text:p>0.4980683561</text:p>
          </table:table-cell>
          <table:table-cell table:formula="of:=[.E12]-[.$E$46]" office:value-type="float" office:value="0.996402564886296" calcext:value-type="float">
            <text:p>0.9964025649</text:p>
          </table:table-cell>
        </table:table-row>
        <table:table-row table:style-name="ro1">
          <table:table-cell office:value-type="float" office:value="-0.124126967360317" calcext:value-type="float">
            <text:p>-0.1241269674</text:p>
          </table:table-cell>
          <table:table-cell office:value-type="float" office:value="-0.34069361329061" calcext:value-type="float">
            <text:p>-0.3406936133</text:p>
          </table:table-cell>
          <table:table-cell/>
          <table:table-cell table:formula="of:=[.A13]*1000" office:value-type="float" office:value="-124.126967360317" calcext:value-type="float">
            <text:p>-124.1269673603</text:p>
          </table:table-cell>
          <table:table-cell table:formula="of:=[.B13]*1000" office:value-type="float" office:value="-340.69361329061" calcext:value-type="float">
            <text:p>-340.6936132906</text:p>
          </table:table-cell>
          <table:table-cell/>
          <table:table-cell table:formula="of:=[.D13]-[.$D$46]" office:value-type="float" office:value="0.555490985795061" calcext:value-type="float">
            <text:p>0.5554909858</text:p>
          </table:table-cell>
          <table:table-cell table:formula="of:=[.E13]-[.$E$46]" office:value-type="float" office:value="1.21157190860305" calcext:value-type="float">
            <text:p>1.2115719086</text:p>
          </table:table-cell>
        </table:table-row>
        <table:table-row table:style-name="ro1">
          <table:table-cell office:value-type="float" office:value="-0.125500818401212" calcext:value-type="float">
            <text:p>-0.1255008184</text:p>
          </table:table-cell>
          <table:table-cell office:value-type="float" office:value="-0.341126232353125" calcext:value-type="float">
            <text:p>-0.3411262324</text:p>
          </table:table-cell>
          <table:table-cell/>
          <table:table-cell table:formula="of:=[.A14]*1000" office:value-type="float" office:value="-125.500818401212" calcext:value-type="float">
            <text:p>-125.5008184012</text:p>
          </table:table-cell>
          <table:table-cell table:formula="of:=[.B14]*1000" office:value-type="float" office:value="-341.126232353125" calcext:value-type="float">
            <text:p>-341.1262323531</text:p>
          </table:table-cell>
          <table:table-cell/>
          <table:table-cell table:formula="of:=[.D14]-[.$D$46]" office:value-type="float" office:value="-0.81836005509966" calcext:value-type="float">
            <text:p>-0.8183600551</text:p>
          </table:table-cell>
          <table:table-cell table:formula="of:=[.E14]-[.$E$46]" office:value-type="float" office:value="0.778952846087634" calcext:value-type="float">
            <text:p>0.7789528461</text:p>
          </table:table-cell>
        </table:table-row>
        <table:table-row table:style-name="ro1">
          <table:table-cell office:value-type="float" office:value="-0.124942390281292" calcext:value-type="float">
            <text:p>-0.1249423903</text:p>
          </table:table-cell>
          <table:table-cell office:value-type="float" office:value="-0.341350699510829" calcext:value-type="float">
            <text:p>-0.3413506995</text:p>
          </table:table-cell>
          <table:table-cell/>
          <table:table-cell table:formula="of:=[.A15]*1000" office:value-type="float" office:value="-124.942390281292" calcext:value-type="float">
            <text:p>-124.9423902813</text:p>
          </table:table-cell>
          <table:table-cell table:formula="of:=[.B15]*1000" office:value-type="float" office:value="-341.350699510829" calcext:value-type="float">
            <text:p>-341.3506995108</text:p>
          </table:table-cell>
          <table:table-cell/>
          <table:table-cell table:formula="of:=[.D15]-[.$D$46]" office:value-type="float" office:value="-0.259931935179665" calcext:value-type="float">
            <text:p>-0.2599319352</text:p>
          </table:table-cell>
          <table:table-cell table:formula="of:=[.E15]-[.$E$46]" office:value-type="float" office:value="0.55448568838375" calcext:value-type="float">
            <text:p>0.5544856884</text:p>
          </table:table-cell>
        </table:table-row>
        <table:table-row table:style-name="ro1">
          <table:table-cell office:value-type="float" office:value="-0.124992745975891" calcext:value-type="float">
            <text:p>-0.124992746</text:p>
          </table:table-cell>
          <table:table-cell office:value-type="float" office:value="-0.34156423185135" calcext:value-type="float">
            <text:p>-0.3415642319</text:p>
          </table:table-cell>
          <table:table-cell/>
          <table:table-cell table:formula="of:=[.A16]*1000" office:value-type="float" office:value="-124.992745975891" calcext:value-type="float">
            <text:p>-124.9927459759</text:p>
          </table:table-cell>
          <table:table-cell table:formula="of:=[.B16]*1000" office:value-type="float" office:value="-341.56423185135" calcext:value-type="float">
            <text:p>-341.5642318514</text:p>
          </table:table-cell>
          <table:table-cell/>
          <table:table-cell table:formula="of:=[.D16]-[.$D$46]" office:value-type="float" office:value="-0.310287629778756" calcext:value-type="float">
            <text:p>-0.3102876298</text:p>
          </table:table-cell>
          <table:table-cell table:formula="of:=[.E16]-[.$E$46]" office:value-type="float" office:value="0.340953347862524" calcext:value-type="float">
            <text:p>0.3409533479</text:p>
          </table:table-cell>
        </table:table-row>
        <table:table-row table:style-name="ro1">
          <table:table-cell office:value-type="float" office:value="-0.125127468481584" calcext:value-type="float">
            <text:p>-0.1251274685</text:p>
          </table:table-cell>
          <table:table-cell office:value-type="float" office:value="-0.341401902452735" calcext:value-type="float">
            <text:p>-0.3414019025</text:p>
          </table:table-cell>
          <table:table-cell/>
          <table:table-cell table:formula="of:=[.A17]*1000" office:value-type="float" office:value="-125.127468481584" calcext:value-type="float">
            <text:p>-125.1274684816</text:p>
          </table:table-cell>
          <table:table-cell table:formula="of:=[.B17]*1000" office:value-type="float" office:value="-341.401902452735" calcext:value-type="float">
            <text:p>-341.4019024527</text:p>
          </table:table-cell>
          <table:table-cell/>
          <table:table-cell table:formula="of:=[.D17]-[.$D$46]" office:value-type="float" office:value="-0.445010135471492" calcext:value-type="float">
            <text:p>-0.4450101355</text:p>
          </table:table-cell>
          <table:table-cell table:formula="of:=[.E17]-[.$E$46]" office:value-type="float" office:value="0.503282746478021" calcext:value-type="float">
            <text:p>0.5032827465</text:p>
          </table:table-cell>
        </table:table-row>
        <table:table-row table:style-name="ro1">
          <table:table-cell office:value-type="float" office:value="-0.124906417335053" calcext:value-type="float">
            <text:p>-0.1249064173</text:p>
          </table:table-cell>
          <table:table-cell office:value-type="float" office:value="-0.341582372843463" calcext:value-type="float">
            <text:p>-0.3415823728</text:p>
          </table:table-cell>
          <table:table-cell/>
          <table:table-cell table:formula="of:=[.A18]*1000" office:value-type="float" office:value="-124.906417335053" calcext:value-type="float">
            <text:p>-124.9064173351</text:p>
          </table:table-cell>
          <table:table-cell table:formula="of:=[.B18]*1000" office:value-type="float" office:value="-341.582372843463" calcext:value-type="float">
            <text:p>-341.5823728435</text:p>
          </table:table-cell>
          <table:table-cell/>
          <table:table-cell table:formula="of:=[.D18]-[.$D$46]" office:value-type="float" office:value="-0.223958988940169" calcext:value-type="float">
            <text:p>-0.2239589889</text:p>
          </table:table-cell>
          <table:table-cell table:formula="of:=[.E18]-[.$E$46]" office:value-type="float" office:value="0.322812355750102" calcext:value-type="float">
            <text:p>0.3228123558</text:p>
          </table:table-cell>
        </table:table-row>
        <table:table-row table:style-name="ro1">
          <table:table-cell office:value-type="float" office:value="-0.124694222696307" calcext:value-type="float">
            <text:p>-0.1246942227</text:p>
          </table:table-cell>
          <table:table-cell office:value-type="float" office:value="-0.341818374950828" calcext:value-type="float">
            <text:p>-0.341818375</text:p>
          </table:table-cell>
          <table:table-cell/>
          <table:table-cell table:formula="of:=[.A19]*1000" office:value-type="float" office:value="-124.694222696307" calcext:value-type="float">
            <text:p>-124.6942226963</text:p>
          </table:table-cell>
          <table:table-cell table:formula="of:=[.B19]*1000" office:value-type="float" office:value="-341.818374950828" calcext:value-type="float">
            <text:p>-341.8183749508</text:p>
          </table:table-cell>
          <table:table-cell/>
          <table:table-cell table:formula="of:=[.D19]-[.$D$46]" office:value-type="float" office:value="-0.01176435019471" calcext:value-type="float">
            <text:p>-0.0117643502</text:p>
          </table:table-cell>
          <table:table-cell table:formula="of:=[.E19]-[.$E$46]" office:value-type="float" office:value="0.0868102483849498" calcext:value-type="float">
            <text:p>0.0868102484</text:p>
          </table:table-cell>
        </table:table-row>
        <table:table-row table:style-name="ro1">
          <table:table-cell office:value-type="float" office:value="-0.124456952095684" calcext:value-type="float">
            <text:p>-0.1244569521</text:p>
          </table:table-cell>
          <table:table-cell office:value-type="float" office:value="-0.342071910200249" calcext:value-type="float">
            <text:p>-0.3420719102</text:p>
          </table:table-cell>
          <table:table-cell/>
          <table:table-cell table:formula="of:=[.A20]*1000" office:value-type="float" office:value="-124.456952095684" calcext:value-type="float">
            <text:p>-124.4569520957</text:p>
          </table:table-cell>
          <table:table-cell table:formula="of:=[.B20]*1000" office:value-type="float" office:value="-342.071910200249" calcext:value-type="float">
            <text:p>-342.0719102002</text:p>
          </table:table-cell>
          <table:table-cell/>
          <table:table-cell table:formula="of:=[.D20]-[.$D$46]" office:value-type="float" office:value="0.225506250428538" calcext:value-type="float">
            <text:p>0.2255062504</text:p>
          </table:table-cell>
          <table:table-cell table:formula="of:=[.E20]-[.$E$46]" office:value-type="float" office:value="-0.166725001036127" calcext:value-type="float">
            <text:p>-0.166725001</text:p>
          </table:table-cell>
        </table:table-row>
        <table:table-row table:style-name="ro1">
          <table:table-cell office:value-type="float" office:value="-0.124581169389227" calcext:value-type="float">
            <text:p>-0.1245811694</text:p>
          </table:table-cell>
          <table:table-cell office:value-type="float" office:value="-0.342292374904487" calcext:value-type="float">
            <text:p>-0.3422923749</text:p>
          </table:table-cell>
          <table:table-cell/>
          <table:table-cell table:formula="of:=[.A21]*1000" office:value-type="float" office:value="-124.581169389227" calcext:value-type="float">
            <text:p>-124.5811693892</text:p>
          </table:table-cell>
          <table:table-cell table:formula="of:=[.B21]*1000" office:value-type="float" office:value="-342.292374904487" calcext:value-type="float">
            <text:p>-342.2923749045</text:p>
          </table:table-cell>
          <table:table-cell/>
          <table:table-cell table:formula="of:=[.D21]-[.$D$46]" office:value-type="float" office:value="0.10128895688527" calcext:value-type="float">
            <text:p>0.1012889569</text:p>
          </table:table-cell>
          <table:table-cell table:formula="of:=[.E21]-[.$E$46]" office:value-type="float" office:value="-0.387189705274011" calcext:value-type="float">
            <text:p>-0.3871897053</text:p>
          </table:table-cell>
        </table:table-row>
        <table:table-row table:style-name="ro1">
          <table:table-cell office:value-type="float" office:value="-0.124007358400043" calcext:value-type="float">
            <text:p>-0.1240073584</text:p>
          </table:table-cell>
          <table:table-cell office:value-type="float" office:value="-0.342328498881837" calcext:value-type="float">
            <text:p>-0.3423284989</text:p>
          </table:table-cell>
          <table:table-cell/>
          <table:table-cell table:formula="of:=[.A22]*1000" office:value-type="float" office:value="-124.007358400043" calcext:value-type="float">
            <text:p>-124.0073584</text:p>
          </table:table-cell>
          <table:table-cell table:formula="of:=[.B22]*1000" office:value-type="float" office:value="-342.328498881837" calcext:value-type="float">
            <text:p>-342.3284988818</text:p>
          </table:table-cell>
          <table:table-cell/>
          <table:table-cell table:formula="of:=[.D22]-[.$D$46]" office:value-type="float" office:value="0.675099946069096" calcext:value-type="float">
            <text:p>0.6750999461</text:p>
          </table:table-cell>
          <table:table-cell table:formula="of:=[.E22]-[.$E$46]" office:value-type="float" office:value="-0.423313682624382" calcext:value-type="float">
            <text:p>-0.4233136826</text:p>
          </table:table-cell>
        </table:table-row>
        <table:table-row table:style-name="ro1">
          <table:table-cell office:value-type="float" office:value="-0.124094122889784" calcext:value-type="float">
            <text:p>-0.1240941229</text:p>
          </table:table-cell>
          <table:table-cell office:value-type="float" office:value="-0.342645919999445" calcext:value-type="float">
            <text:p>-0.34264592</text:p>
          </table:table-cell>
          <table:table-cell/>
          <table:table-cell table:formula="of:=[.A23]*1000" office:value-type="float" office:value="-124.094122889784" calcext:value-type="float">
            <text:p>-124.0941228898</text:p>
          </table:table-cell>
          <table:table-cell table:formula="of:=[.B23]*1000" office:value-type="float" office:value="-342.645919999445" calcext:value-type="float">
            <text:p>-342.6459199994</text:p>
          </table:table-cell>
          <table:table-cell/>
          <table:table-cell table:formula="of:=[.D23]-[.$D$46]" office:value-type="float" office:value="0.588335456328267" calcext:value-type="float">
            <text:p>0.5883354563</text:p>
          </table:table-cell>
          <table:table-cell table:formula="of:=[.E23]-[.$E$46]" office:value-type="float" office:value="-0.740734800232303" calcext:value-type="float">
            <text:p>-0.7407348002</text:p>
          </table:table-cell>
        </table:table-row>
        <table:table-row table:style-name="ro1">
          <table:table-cell office:value-type="float" office:value="-0.126000228902173" calcext:value-type="float">
            <text:p>-0.1260002289</text:p>
          </table:table-cell>
          <table:table-cell office:value-type="float" office:value="-0.342458548594839" calcext:value-type="float">
            <text:p>-0.3424585486</text:p>
          </table:table-cell>
          <table:table-cell/>
          <table:table-cell table:formula="of:=[.A24]*1000" office:value-type="float" office:value="-126.000228902173" calcext:value-type="float">
            <text:p>-126.0002289022</text:p>
          </table:table-cell>
          <table:table-cell table:formula="of:=[.B24]*1000" office:value-type="float" office:value="-342.458548594839" calcext:value-type="float">
            <text:p>-342.4585485948</text:p>
          </table:table-cell>
          <table:table-cell/>
          <table:table-cell table:formula="of:=[.D24]-[.$D$46]" office:value-type="float" office:value="-1.31777055606034" calcext:value-type="float">
            <text:p>-1.3177705561</text:p>
          </table:table-cell>
          <table:table-cell table:formula="of:=[.E24]-[.$E$46]" office:value-type="float" office:value="-0.55336339562632" calcext:value-type="float">
            <text:p>-0.5533633956</text:p>
          </table:table-cell>
        </table:table-row>
        <table:table-row table:style-name="ro1">
          <table:table-cell office:value-type="float" office:value="-0.125672434761115" calcext:value-type="float">
            <text:p>-0.1256724348</text:p>
          </table:table-cell>
          <table:table-cell office:value-type="float" office:value="-0.342413681546645" calcext:value-type="float">
            <text:p>-0.3424136815</text:p>
          </table:table-cell>
          <table:table-cell/>
          <table:table-cell table:formula="of:=[.A25]*1000" office:value-type="float" office:value="-125.672434761115" calcext:value-type="float">
            <text:p>-125.6724347611</text:p>
          </table:table-cell>
          <table:table-cell table:formula="of:=[.B25]*1000" office:value-type="float" office:value="-342.413681546645" calcext:value-type="float">
            <text:p>-342.4136815466</text:p>
          </table:table-cell>
          <table:table-cell/>
          <table:table-cell table:formula="of:=[.D25]-[.$D$46]" office:value-type="float" office:value="-0.989976415002957" calcext:value-type="float">
            <text:p>-0.989976415</text:p>
          </table:table-cell>
          <table:table-cell table:formula="of:=[.E25]-[.$E$46]" office:value-type="float" office:value="-0.508496347431901" calcext:value-type="float">
            <text:p>-0.5084963474</text:p>
          </table:table-cell>
        </table:table-row>
        <table:table-row table:style-name="ro1">
          <table:table-cell office:value-type="float" office:value="-0.12514996135663" calcext:value-type="float">
            <text:p>-0.1251499614</text:p>
          </table:table-cell>
          <table:table-cell office:value-type="float" office:value="-0.341987131283657" calcext:value-type="float">
            <text:p>-0.3419871313</text:p>
          </table:table-cell>
          <table:table-cell/>
          <table:table-cell table:formula="of:=[.A26]*1000" office:value-type="float" office:value="-125.14996135663" calcext:value-type="float">
            <text:p>-125.1499613566</text:p>
          </table:table-cell>
          <table:table-cell table:formula="of:=[.B26]*1000" office:value-type="float" office:value="-341.987131283657" calcext:value-type="float">
            <text:p>-341.9871312837</text:p>
          </table:table-cell>
          <table:table-cell/>
          <table:table-cell table:formula="of:=[.D26]-[.$D$46]" office:value-type="float" office:value="-0.467503010517376" calcext:value-type="float">
            <text:p>-0.4675030105</text:p>
          </table:table-cell>
          <table:table-cell table:formula="of:=[.E26]-[.$E$46]" office:value-type="float" office:value="-0.0819460844443256" calcext:value-type="float">
            <text:p>-0.0819460844</text:p>
          </table:table-cell>
        </table:table-row>
        <table:table-row table:style-name="ro1">
          <table:table-cell office:value-type="float" office:value="-0.125093153746658" calcext:value-type="float">
            <text:p>-0.1250931537</text:p>
          </table:table-cell>
          <table:table-cell office:value-type="float" office:value="-0.342202382383344" calcext:value-type="float">
            <text:p>-0.3422023824</text:p>
          </table:table-cell>
          <table:table-cell/>
          <table:table-cell table:formula="of:=[.A27]*1000" office:value-type="float" office:value="-125.093153746658" calcext:value-type="float">
            <text:p>-125.0931537467</text:p>
          </table:table-cell>
          <table:table-cell table:formula="of:=[.B27]*1000" office:value-type="float" office:value="-342.202382383344" calcext:value-type="float">
            <text:p>-342.2023823833</text:p>
          </table:table-cell>
          <table:table-cell/>
          <table:table-cell table:formula="of:=[.D27]-[.$D$46]" office:value-type="float" office:value="-0.410695400545663" calcext:value-type="float">
            <text:p>-0.4106954005</text:p>
          </table:table-cell>
          <table:table-cell table:formula="of:=[.E27]-[.$E$46]" office:value-type="float" office:value="-0.297197184131676" calcext:value-type="float">
            <text:p>-0.2971971841</text:p>
          </table:table-cell>
        </table:table-row>
        <table:table-row table:style-name="ro1">
          <table:table-cell office:value-type="float" office:value="-0.124674857853204" calcext:value-type="float">
            <text:p>-0.1246748579</text:p>
          </table:table-cell>
          <table:table-cell office:value-type="float" office:value="-0.341854328356775" calcext:value-type="float">
            <text:p>-0.3418543284</text:p>
          </table:table-cell>
          <table:table-cell/>
          <table:table-cell table:formula="of:=[.A28]*1000" office:value-type="float" office:value="-124.674857853204" calcext:value-type="float">
            <text:p>-124.6748578532</text:p>
          </table:table-cell>
          <table:table-cell table:formula="of:=[.B28]*1000" office:value-type="float" office:value="-341.854328356775" calcext:value-type="float">
            <text:p>-341.8543283568</text:p>
          </table:table-cell>
          <table:table-cell/>
          <table:table-cell table:formula="of:=[.D28]-[.$D$46]" office:value-type="float" office:value="0.00760049290897769" calcext:value-type="float">
            <text:p>0.0076004929</text:p>
          </table:table-cell>
          <table:table-cell table:formula="of:=[.E28]-[.$E$46]" office:value-type="float" office:value="0.0508568424376676" calcext:value-type="float">
            <text:p>0.0508568424</text:p>
          </table:table-cell>
        </table:table-row>
        <table:table-row table:style-name="ro1">
          <table:table-cell office:value-type="float" office:value="-0.124282157402965" calcext:value-type="float">
            <text:p>-0.1242821574</text:p>
          </table:table-cell>
          <table:table-cell office:value-type="float" office:value="-0.341823034979635" calcext:value-type="float">
            <text:p>-0.341823035</text:p>
          </table:table-cell>
          <table:table-cell/>
          <table:table-cell table:formula="of:=[.A29]*1000" office:value-type="float" office:value="-124.282157402965" calcext:value-type="float">
            <text:p>-124.282157403</text:p>
          </table:table-cell>
          <table:table-cell table:formula="of:=[.B29]*1000" office:value-type="float" office:value="-341.823034979635" calcext:value-type="float">
            <text:p>-341.8230349796</text:p>
          </table:table-cell>
          <table:table-cell/>
          <table:table-cell table:formula="of:=[.D29]-[.$D$46]" office:value-type="float" office:value="0.400300943147599" calcext:value-type="float">
            <text:p>0.4003009431</text:p>
          </table:table-cell>
          <table:table-cell table:formula="of:=[.E29]-[.$E$46]" office:value-type="float" office:value="0.0821502195781818" calcext:value-type="float">
            <text:p>0.0821502196</text:p>
          </table:table-cell>
        </table:table-row>
        <table:table-row table:style-name="ro1">
          <table:table-cell office:value-type="float" office:value="-0.124291928526601" calcext:value-type="float">
            <text:p>-0.1242919285</text:p>
          </table:table-cell>
          <table:table-cell office:value-type="float" office:value="-0.34150185164859" calcext:value-type="float">
            <text:p>-0.3415018516</text:p>
          </table:table-cell>
          <table:table-cell/>
          <table:table-cell table:formula="of:=[.A30]*1000" office:value-type="float" office:value="-124.291928526601" calcext:value-type="float">
            <text:p>-124.2919285266</text:p>
          </table:table-cell>
          <table:table-cell table:formula="of:=[.B30]*1000" office:value-type="float" office:value="-341.50185164859" calcext:value-type="float">
            <text:p>-341.5018516486</text:p>
          </table:table-cell>
          <table:table-cell/>
          <table:table-cell table:formula="of:=[.D30]-[.$D$46]" office:value-type="float" office:value="0.390529819511826" calcext:value-type="float">
            <text:p>0.3905298195</text:p>
          </table:table-cell>
          <table:table-cell table:formula="of:=[.E30]-[.$E$46]" office:value-type="float" office:value="0.403333550622563" calcext:value-type="float">
            <text:p>0.4033335506</text:p>
          </table:table-cell>
        </table:table-row>
        <table:table-row table:style-name="ro1">
          <table:table-cell office:value-type="float" office:value="-0.12427315495075" calcext:value-type="float">
            <text:p>-0.124273155</text:p>
          </table:table-cell>
          <table:table-cell office:value-type="float" office:value="-0.341606170831384" calcext:value-type="float">
            <text:p>-0.3416061708</text:p>
          </table:table-cell>
          <table:table-cell/>
          <table:table-cell table:formula="of:=[.A31]*1000" office:value-type="float" office:value="-124.27315495075" calcext:value-type="float">
            <text:p>-124.2731549508</text:p>
          </table:table-cell>
          <table:table-cell table:formula="of:=[.B31]*1000" office:value-type="float" office:value="-341.606170831384" calcext:value-type="float">
            <text:p>-341.6061708314</text:p>
          </table:table-cell>
          <table:table-cell/>
          <table:table-cell table:formula="of:=[.D31]-[.$D$46]" office:value-type="float" office:value="0.409303395362059" calcext:value-type="float">
            <text:p>0.4093033954</text:p>
          </table:table-cell>
          <table:table-cell table:formula="of:=[.E31]-[.$E$46]" office:value-type="float" office:value="0.299014367828249" calcext:value-type="float">
            <text:p>0.2990143678</text:p>
          </table:table-cell>
        </table:table-row>
        <table:table-row table:style-name="ro1">
          <table:table-cell office:value-type="float" office:value="-0.124007867696956" calcext:value-type="float">
            <text:p>-0.1240078677</text:p>
          </table:table-cell>
          <table:table-cell office:value-type="float" office:value="-0.341313317098778" calcext:value-type="float">
            <text:p>-0.3413133171</text:p>
          </table:table-cell>
          <table:table-cell/>
          <table:table-cell table:formula="of:=[.A32]*1000" office:value-type="float" office:value="-124.007867696956" calcext:value-type="float">
            <text:p>-124.007867697</text:p>
          </table:table-cell>
          <table:table-cell table:formula="of:=[.B32]*1000" office:value-type="float" office:value="-341.313317098778" calcext:value-type="float">
            <text:p>-341.3133170988</text:p>
          </table:table-cell>
          <table:table-cell/>
          <table:table-cell table:formula="of:=[.D32]-[.$D$46]" office:value-type="float" office:value="0.674590649156073" calcext:value-type="float">
            <text:p>0.6745906492</text:p>
          </table:table-cell>
          <table:table-cell table:formula="of:=[.E32]-[.$E$46]" office:value-type="float" office:value="0.59186810043451" calcext:value-type="float">
            <text:p>0.5918681004</text:p>
          </table:table-cell>
        </table:table-row>
        <table:table-row table:style-name="ro1">
          <table:table-cell office:value-type="float" office:value="-0.124306688563001" calcext:value-type="float">
            <text:p>-0.1243066886</text:p>
          </table:table-cell>
          <table:table-cell office:value-type="float" office:value="-0.340222729891078" calcext:value-type="float">
            <text:p>-0.3402227299</text:p>
          </table:table-cell>
          <table:table-cell/>
          <table:table-cell table:formula="of:=[.A33]*1000" office:value-type="float" office:value="-124.306688563001" calcext:value-type="float">
            <text:p>-124.306688563</text:p>
          </table:table-cell>
          <table:table-cell table:formula="of:=[.B33]*1000" office:value-type="float" office:value="-340.222729891078" calcext:value-type="float">
            <text:p>-340.2227298911</text:p>
          </table:table-cell>
          <table:table-cell/>
          <table:table-cell table:formula="of:=[.D33]-[.$D$46]" office:value-type="float" office:value="0.375769783111579" calcext:value-type="float">
            <text:p>0.3757697831</text:p>
          </table:table-cell>
          <table:table-cell table:formula="of:=[.E33]-[.$E$46]" office:value-type="float" office:value="1.68245530813499" calcext:value-type="float">
            <text:p>1.6824553081</text:p>
          </table:table-cell>
        </table:table-row>
        <table:table-row table:style-name="ro1">
          <table:table-cell office:value-type="float" office:value="-0.124554433893435" calcext:value-type="float">
            <text:p>-0.1245544339</text:p>
          </table:table-cell>
          <table:table-cell office:value-type="float" office:value="-0.340652172463141" calcext:value-type="float">
            <text:p>-0.3406521725</text:p>
          </table:table-cell>
          <table:table-cell/>
          <table:table-cell table:formula="of:=[.A34]*1000" office:value-type="float" office:value="-124.554433893435" calcext:value-type="float">
            <text:p>-124.5544338934</text:p>
          </table:table-cell>
          <table:table-cell table:formula="of:=[.B34]*1000" office:value-type="float" office:value="-340.652172463141" calcext:value-type="float">
            <text:p>-340.6521724631</text:p>
          </table:table-cell>
          <table:table-cell/>
          <table:table-cell table:formula="of:=[.D34]-[.$D$46]" office:value-type="float" office:value="0.128024452676996" calcext:value-type="float">
            <text:p>0.1280244527</text:p>
          </table:table-cell>
          <table:table-cell table:formula="of:=[.E34]-[.$E$46]" office:value-type="float" office:value="1.25301273607181" calcext:value-type="float">
            <text:p>1.2530127361</text:p>
          </table:table-cell>
        </table:table-row>
        <table:table-row table:style-name="ro1">
          <table:table-cell office:value-type="float" office:value="-0.124468008838953" calcext:value-type="float">
            <text:p>-0.1244680088</text:p>
          </table:table-cell>
          <table:table-cell office:value-type="float" office:value="-0.340970162830225" calcext:value-type="float">
            <text:p>-0.3409701628</text:p>
          </table:table-cell>
          <table:table-cell/>
          <table:table-cell table:formula="of:=[.A35]*1000" office:value-type="float" office:value="-124.468008838953" calcext:value-type="float">
            <text:p>-124.468008839</text:p>
          </table:table-cell>
          <table:table-cell table:formula="of:=[.B35]*1000" office:value-type="float" office:value="-340.970162830225" calcext:value-type="float">
            <text:p>-340.9701628302</text:p>
          </table:table-cell>
          <table:table-cell/>
          <table:table-cell table:formula="of:=[.D35]-[.$D$46]" office:value-type="float" office:value="0.214449507159074" calcext:value-type="float">
            <text:p>0.2144495072</text:p>
          </table:table-cell>
          <table:table-cell table:formula="of:=[.E35]-[.$E$46]" office:value-type="float" office:value="0.935022368987745" calcext:value-type="float">
            <text:p>0.935022369</text:p>
          </table:table-cell>
        </table:table-row>
        <table:table-row table:style-name="ro1">
          <table:table-cell office:value-type="float" office:value="-0.124755282350018" calcext:value-type="float">
            <text:p>-0.1247552824</text:p>
          </table:table-cell>
          <table:table-cell office:value-type="float" office:value="-0.341164225685839" calcext:value-type="float">
            <text:p>-0.3411642257</text:p>
          </table:table-cell>
          <table:table-cell/>
          <table:table-cell table:formula="of:=[.A36]*1000" office:value-type="float" office:value="-124.755282350018" calcext:value-type="float">
            <text:p>-124.75528235</text:p>
          </table:table-cell>
          <table:table-cell table:formula="of:=[.B36]*1000" office:value-type="float" office:value="-341.164225685839" calcext:value-type="float">
            <text:p>-341.1642256858</text:p>
          </table:table-cell>
          <table:table-cell/>
          <table:table-cell table:formula="of:=[.D36]-[.$D$46]" office:value-type="float" office:value="-0.0728240039054526" calcext:value-type="float">
            <text:p>-0.0728240039</text:p>
          </table:table-cell>
          <table:table-cell table:formula="of:=[.E36]-[.$E$46]" office:value-type="float" office:value="0.740959513373696" calcext:value-type="float">
            <text:p>0.7409595134</text:p>
          </table:table-cell>
        </table:table-row>
        <table:table-row table:style-name="ro1">
          <table:table-cell office:value-type="float" office:value="-0.124699678524689" calcext:value-type="float">
            <text:p>-0.1246996785</text:p>
          </table:table-cell>
          <table:table-cell office:value-type="float" office:value="-0.341710115285329" calcext:value-type="float">
            <text:p>-0.3417101153</text:p>
          </table:table-cell>
          <table:table-cell/>
          <table:table-cell table:formula="of:=[.A37]*1000" office:value-type="float" office:value="-124.699678524689" calcext:value-type="float">
            <text:p>-124.6996785247</text:p>
          </table:table-cell>
          <table:table-cell table:formula="of:=[.B37]*1000" office:value-type="float" office:value="-341.710115285329" calcext:value-type="float">
            <text:p>-341.7101152853</text:p>
          </table:table-cell>
          <table:table-cell/>
          <table:table-cell table:formula="of:=[.D37]-[.$D$46]" office:value-type="float" office:value="-0.0172201785761246" calcext:value-type="float">
            <text:p>-0.0172201786</text:p>
          </table:table-cell>
          <table:table-cell table:formula="of:=[.E37]-[.$E$46]" office:value-type="float" office:value="0.195069913884026" calcext:value-type="float">
            <text:p>0.1950699139</text:p>
          </table:table-cell>
        </table:table-row>
        <table:table-row table:style-name="ro1">
          <table:table-cell office:value-type="float" office:value="-0.124683446914492" calcext:value-type="float">
            <text:p>-0.1246834469</text:p>
          </table:table-cell>
          <table:table-cell office:value-type="float" office:value="-0.3418071898297" calcext:value-type="float">
            <text:p>-0.3418071898</text:p>
          </table:table-cell>
          <table:table-cell/>
          <table:table-cell table:formula="of:=[.A38]*1000" office:value-type="float" office:value="-124.683446914492" calcext:value-type="float">
            <text:p>-124.6834469145</text:p>
          </table:table-cell>
          <table:table-cell table:formula="of:=[.B38]*1000" office:value-type="float" office:value="-341.8071898297" calcext:value-type="float">
            <text:p>-341.8071898297</text:p>
          </table:table-cell>
          <table:table-cell/>
          <table:table-cell table:formula="of:=[.D38]-[.$D$46]" office:value-type="float" office:value="-0.000988568379412413" calcext:value-type="float">
            <text:p>-0.0009885684</text:p>
          </table:table-cell>
          <table:table-cell table:formula="of:=[.E38]-[.$E$46]" office:value-type="float" office:value="0.0979953695124323" calcext:value-type="float">
            <text:p>0.0979953695</text:p>
          </table:table-cell>
        </table:table-row>
        <table:table-row table:style-name="ro1">
          <table:table-cell office:value-type="float" office:value="-0.124616791486692" calcext:value-type="float">
            <text:p>-0.1246167915</text:p>
          </table:table-cell>
          <table:table-cell office:value-type="float" office:value="-0.3420977564906" calcext:value-type="float">
            <text:p>-0.3420977565</text:p>
          </table:table-cell>
          <table:table-cell/>
          <table:table-cell table:formula="of:=[.A39]*1000" office:value-type="float" office:value="-124.616791486692" calcext:value-type="float">
            <text:p>-124.6167914867</text:p>
          </table:table-cell>
          <table:table-cell table:formula="of:=[.B39]*1000" office:value-type="float" office:value="-342.0977564906" calcext:value-type="float">
            <text:p>-342.0977564906</text:p>
          </table:table-cell>
          <table:table-cell/>
          <table:table-cell table:formula="of:=[.D39]-[.$D$46]" office:value-type="float" office:value="0.0656668594209435" calcext:value-type="float">
            <text:p>0.0656668594</text:p>
          </table:table-cell>
          <table:table-cell table:formula="of:=[.E39]-[.$E$46]" office:value-type="float" office:value="-0.192571291387424" calcext:value-type="float">
            <text:p>-0.1925712914</text:p>
          </table:table-cell>
        </table:table-row>
        <table:table-row table:style-name="ro1">
          <table:table-cell office:value-type="float" office:value="-0.124580453292824" calcext:value-type="float">
            <text:p>-0.1245804533</text:p>
          </table:table-cell>
          <table:table-cell office:value-type="float" office:value="-0.342544024809344" calcext:value-type="float">
            <text:p>-0.3425440248</text:p>
          </table:table-cell>
          <table:table-cell/>
          <table:table-cell table:formula="of:=[.A40]*1000" office:value-type="float" office:value="-124.580453292824" calcext:value-type="float">
            <text:p>-124.5804532928</text:p>
          </table:table-cell>
          <table:table-cell table:formula="of:=[.B40]*1000" office:value-type="float" office:value="-342.544024809344" calcext:value-type="float">
            <text:p>-342.5440248093</text:p>
          </table:table-cell>
          <table:table-cell/>
          <table:table-cell table:formula="of:=[.D40]-[.$D$46]" office:value-type="float" office:value="0.102005053288579" calcext:value-type="float">
            <text:p>0.1020050533</text:p>
          </table:table-cell>
          <table:table-cell table:formula="of:=[.E40]-[.$E$46]" office:value-type="float" office:value="-0.638839610131356" calcext:value-type="float">
            <text:p>-0.6388396101</text:p>
          </table:table-cell>
        </table:table-row>
        <table:table-row table:style-name="ro1">
          <table:table-cell office:value-type="float" office:value="-0.124273812481714" calcext:value-type="float">
            <text:p>-0.1242738125</text:p>
          </table:table-cell>
          <table:table-cell office:value-type="float" office:value="-0.343200826581554" calcext:value-type="float">
            <text:p>-0.3432008266</text:p>
          </table:table-cell>
          <table:table-cell/>
          <table:table-cell table:formula="of:=[.A41]*1000" office:value-type="float" office:value="-124.273812481714" calcext:value-type="float">
            <text:p>-124.2738124817</text:p>
          </table:table-cell>
          <table:table-cell table:formula="of:=[.B41]*1000" office:value-type="float" office:value="-343.200826581554" calcext:value-type="float">
            <text:p>-343.2008265816</text:p>
          </table:table-cell>
          <table:table-cell/>
          <table:table-cell table:formula="of:=[.D41]-[.$D$46]" office:value-type="float" office:value="0.408645864398281" calcext:value-type="float">
            <text:p>0.4086458644</text:p>
          </table:table-cell>
          <table:table-cell table:formula="of:=[.E41]-[.$E$46]" office:value-type="float" office:value="-1.29564138234127" calcext:value-type="float">
            <text:p>-1.2956413823</text:p>
          </table:table-cell>
        </table:table-row>
        <table:table-row table:style-name="ro1">
          <table:table-cell office:value-type="float" office:value="-0.124546856822172" calcext:value-type="float">
            <text:p>-0.1245468568</text:p>
          </table:table-cell>
          <table:table-cell office:value-type="float" office:value="-0.343895607380534" calcext:value-type="float">
            <text:p>-0.3438956074</text:p>
          </table:table-cell>
          <table:table-cell/>
          <table:table-cell table:formula="of:=[.A42]*1000" office:value-type="float" office:value="-124.546856822172" calcext:value-type="float">
            <text:p>-124.5468568222</text:p>
          </table:table-cell>
          <table:table-cell table:formula="of:=[.B42]*1000" office:value-type="float" office:value="-343.895607380534" calcext:value-type="float">
            <text:p>-343.8956073805</text:p>
          </table:table-cell>
          <table:table-cell/>
          <table:table-cell table:formula="of:=[.D42]-[.$D$46]" office:value-type="float" office:value="0.135601523940764" calcext:value-type="float">
            <text:p>0.1356015239</text:p>
          </table:table-cell>
          <table:table-cell table:formula="of:=[.E42]-[.$E$46]" office:value-type="float" office:value="-1.99042218132132" calcext:value-type="float">
            <text:p>-1.99042218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4.682458346112" calcext:value-type="float">
            <text:p>-124.6824583461</text:p>
          </table:table-cell>
          <table:table-cell table:formula="of:=AVERAGE([.E4:.E43])" office:value-type="float" office:value="-341.905185199213" calcext:value-type="float">
            <text:p>-341.90518519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5:58:37.213129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01:04.884713148</dc:date>
    <meta:editing-duration>PT53M13S</meta:editing-duration>
    <meta:editing-cycles>11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622cm" svg:y="1.474cm" svg:width="11.145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14322843838406">
                <text:p>-0.414322843838406</text:p>
                <draw:g>
                  <svg:desc>test2_base_optical_poses.G4:test2_base_optical_poses.G40</svg:desc>
                </draw:g>
              </table:table-cell>
              <table:table-cell office:value-type="float" office:value="-1.6757067058744">
                <text:p>-1.6757067058744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5149717325474">
                <text:p>-0.215149717325474</text:p>
              </table:table-cell>
              <table:table-cell office:value-type="float" office:value="-1.20338275159929">
                <text:p>-1.2033827515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22539033736106">
                <text:p>-0.322539033736106</text:p>
              </table:table-cell>
              <table:table-cell office:value-type="float" office:value="-0.804093147142737">
                <text:p>-0.80409314714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747011831085">
                <text:p>-0.0248747011831085</text:p>
              </table:table-cell>
              <table:table-cell office:value-type="float" office:value="-0.223243190341236">
                <text:p>-0.22324319034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4545984924972">
                <text:p>-0.194545984924972</text:p>
              </table:table-cell>
              <table:table-cell office:value-type="float" office:value="-0.410778294684121">
                <text:p>-0.410778294684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18935019218725">
                <text:p>-0.000618935019218725</text:p>
              </table:table-cell>
              <table:table-cell office:value-type="float" office:value="0.0492154812505419">
                <text:p>0.0492154812505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4928088819672">
                <text:p>0.234928088819672</text:p>
              </table:table-cell>
              <table:table-cell office:value-type="float" office:value="-0.00775659041215704">
                <text:p>-0.00775659041215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7136059169433">
                <text:p>0.327136059169433</text:p>
              </table:table-cell>
              <table:table-cell office:value-type="float" office:value="0.425175867483119">
                <text:p>0.425175867483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068356100504">
                <text:p>0.498068356100504</text:p>
              </table:table-cell>
              <table:table-cell office:value-type="float" office:value="0.996402564886296">
                <text:p>0.99640256488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5490985795061">
                <text:p>0.555490985795061</text:p>
              </table:table-cell>
              <table:table-cell office:value-type="float" office:value="1.21157190860305">
                <text:p>1.21157190860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1836005509966">
                <text:p>-0.81836005509966</text:p>
              </table:table-cell>
              <table:table-cell office:value-type="float" office:value="0.778952846087634">
                <text:p>0.778952846087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9931935179665">
                <text:p>-0.259931935179665</text:p>
              </table:table-cell>
              <table:table-cell office:value-type="float" office:value="0.55448568838375">
                <text:p>0.55448568838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10287629778756">
                <text:p>-0.310287629778756</text:p>
              </table:table-cell>
              <table:table-cell office:value-type="float" office:value="0.340953347862524">
                <text:p>0.340953347862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45010135471492">
                <text:p>-0.445010135471492</text:p>
              </table:table-cell>
              <table:table-cell office:value-type="float" office:value="0.503282746478021">
                <text:p>0.503282746478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3958988940169">
                <text:p>-0.223958988940169</text:p>
              </table:table-cell>
              <table:table-cell office:value-type="float" office:value="0.322812355750102">
                <text:p>0.32281235575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176435019471">
                <text:p>-0.01176435019471</text:p>
              </table:table-cell>
              <table:table-cell office:value-type="float" office:value="0.0868102483849498">
                <text:p>0.086810248384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5506250428538">
                <text:p>0.225506250428538</text:p>
              </table:table-cell>
              <table:table-cell office:value-type="float" office:value="-0.166725001036127">
                <text:p>-0.166725001036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28895688527">
                <text:p>0.10128895688527</text:p>
              </table:table-cell>
              <table:table-cell office:value-type="float" office:value="-0.387189705274011">
                <text:p>-0.387189705274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5099946069096">
                <text:p>0.675099946069096</text:p>
              </table:table-cell>
              <table:table-cell office:value-type="float" office:value="-0.423313682624382">
                <text:p>-0.423313682624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8335456328267">
                <text:p>0.588335456328267</text:p>
              </table:table-cell>
              <table:table-cell office:value-type="float" office:value="-0.740734800232303">
                <text:p>-0.740734800232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1777055606034">
                <text:p>-1.31777055606034</text:p>
              </table:table-cell>
              <table:table-cell office:value-type="float" office:value="-0.55336339562632">
                <text:p>-0.55336339562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89976415002957">
                <text:p>-0.989976415002957</text:p>
              </table:table-cell>
              <table:table-cell office:value-type="float" office:value="-0.508496347431901">
                <text:p>-0.508496347431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7503010517376">
                <text:p>-0.467503010517376</text:p>
              </table:table-cell>
              <table:table-cell office:value-type="float" office:value="-0.0819460844443256">
                <text:p>-0.0819460844443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10695400545663">
                <text:p>-0.410695400545663</text:p>
              </table:table-cell>
              <table:table-cell office:value-type="float" office:value="-0.297197184131676">
                <text:p>-0.297197184131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60049290897769">
                <text:p>0.00760049290897769</text:p>
              </table:table-cell>
              <table:table-cell office:value-type="float" office:value="0.0508568424376676">
                <text:p>0.0508568424376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0300943147599">
                <text:p>0.400300943147599</text:p>
              </table:table-cell>
              <table:table-cell office:value-type="float" office:value="0.0821502195781818">
                <text:p>0.08215021957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0529819511826">
                <text:p>0.390529819511826</text:p>
              </table:table-cell>
              <table:table-cell office:value-type="float" office:value="0.403333550622563">
                <text:p>0.403333550622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9303395362059">
                <text:p>0.409303395362059</text:p>
              </table:table-cell>
              <table:table-cell office:value-type="float" office:value="0.299014367828249">
                <text:p>0.299014367828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4590649156073">
                <text:p>0.674590649156073</text:p>
              </table:table-cell>
              <table:table-cell office:value-type="float" office:value="0.59186810043451">
                <text:p>0.5918681004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5769783111579">
                <text:p>0.375769783111579</text:p>
              </table:table-cell>
              <table:table-cell office:value-type="float" office:value="1.68245530813499">
                <text:p>1.68245530813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024452676996">
                <text:p>0.128024452676996</text:p>
              </table:table-cell>
              <table:table-cell office:value-type="float" office:value="1.25301273607181">
                <text:p>1.25301273607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449507159074">
                <text:p>0.214449507159074</text:p>
              </table:table-cell>
              <table:table-cell office:value-type="float" office:value="0.935022368987745">
                <text:p>0.935022368987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728240039054526">
                <text:p>-0.0728240039054526</text:p>
              </table:table-cell>
              <table:table-cell office:value-type="float" office:value="0.740959513373696">
                <text:p>0.740959513373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72201785761246">
                <text:p>-0.0172201785761246</text:p>
              </table:table-cell>
              <table:table-cell office:value-type="float" office:value="0.195069913884026">
                <text:p>0.195069913884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988568379412413">
                <text:p>-0.000988568379412413</text:p>
              </table:table-cell>
              <table:table-cell office:value-type="float" office:value="0.0979953695124323">
                <text:p>0.0979953695124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56668594209435">
                <text:p>0.0656668594209435</text:p>
              </table:table-cell>
              <table:table-cell office:value-type="float" office:value="-0.192571291387424">
                <text:p>-0.192571291387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2005053288579">
                <text:p>0.102005053288579</text:p>
              </table:table-cell>
              <table:table-cell office:value-type="float" office:value="-0.638839610131356">
                <text:p>-0.638839610131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